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3.5098in"/>
    </style:style>
    <style:style style:name="co3" style:family="table-column">
      <style:table-column-properties fo:break-before="auto" style:column-width="2.1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direction="ltr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ce8"/>
        <table:table-row table:style-name="ro1">
          <table:table-cell table:style-name="Default"/>
          <table:table-cell table:style-name="ce3" office:value-type="string" calcext:value-type="string">
            <text:p>IMPACT LINK PRODUCTS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Product Name </text:p>
          </table:table-cell>
          <table:table-cell table:style-name="ce5" office:value-type="string" calcext:value-type="string">
            <text:p>Number of Products Extrac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CETONITRILE ULC MS GRADE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LUMINIUM BOTTLE ANODIZED 5M 2L 500 T. 8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UTOCLAVABLE DISPOSABLE POLYTHENE BAGS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METHYL SULFOXIDE GC Grade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POSABLE WEIGHING-DISH FB08732112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FILTER CLOTH 44 INCH DIA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C FORMAT REGISTERS 200 PAGES A4 SIZE</text:p>
          </table:table-cell>
          <table:table-cell table:style-name="ce7" office:value-type="string" calcext:value-type="string" table:number-columns-spanned="1" table:number-rows-spanned="3">
            <text:p>Combined in One File : 20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C FORMAT REGISTERS 200 PAGES A3 SIZE</text:p>
          </table:table-cell>
          <table:covered-table-cell/>
          <table:table-cell table:number-columns-repeated="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ORE REQUISITION SLIP BOOKS 1/8 SIZE 1</text:p>
          </table:table-cell>
          <table:covered-table-cell/>
          <table:table-cell table:number-columns-repeated="3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 BOLTS &amp; NUTS HEX HEAD Size 1/2 X 1</text:p>
          </table:table-cell>
          <table:table-cell table:style-name="ce7" office:value-type="string" calcext:value-type="string" table:number-columns-spanned="1" table:number-rows-spanned="4">
            <text:p>Combined in One File : 5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 HEX HEAD NUT 5/16 BSW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I HEX HEAD NUT 3/8 BSW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S316 BSP THREAD NIPPLE 3/4 Øx6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DPE DRUMS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YTHENE SHEET SIZE 22 X38 ANTI STATIC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PLE CONTAINER PP HDPE 100MLSTERILE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DIUM SALICYLATE-AR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S316 BALL VALVE F E ASA-150 Size 1 1/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LC PLATES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E350 - UNITEC T -BAR GREEN 35 CM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ITE BOARD MARKER PENS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RINGLER BUCKET RY-24 466L MOP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ORBAX ECLIPSE XDB-C8 4.6X150MMX5UM 993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LAT ORDINARY FILES WITH NEULAND ADDERS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ERILE PETRIDESH DISPOSABLE 90MM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IETHYLAMINE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EARCH LINK PRODUCT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oduct Name </text:p>
          </table:table-cell>
          <table:table-cell table:style-name="ce1" office:value-type="string" calcext:value-type="string">
            <text:p>Number of Products Extract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OC-D-THR OTBU OH CASNO 138797-71-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ALTIMA C18 250X4.6MM 5.0µ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-NITROSODIETHYLAMINE NDEA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ON ROSS ULTRA FLAT PH ELECTRODE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YABEAN CASEIN DIGEST MEDIUM 100ML</text:p>
          </table:table-cell>
          <table:table-cell table:style-name="ce7" office:value-type="string" calcext:value-type="string" table:number-columns-spanned="1" table:number-rows-spanned="3">
            <text:p>Combined in One File : 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YABEAN CASEIN DIGEST AGAR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YABEAN CASEIN DIGEST AGAR MH290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-BRIDGE C18 150X4.6mmx3.5um,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YOPHILIZED RBF S N 1000ML 24 4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8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NO SEARCH AND IMPACT LINK PRODUCTS</text:p>
          </table:table-cell>
          <table:table-cell table:style-name="ce8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Product Name 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RALCEL OJ-H 250X4.6MMX5MICRON</text:p>
          </table:table-cell>
          <table:table-cell table:style-name="ce8"/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ce8"/>
          <table:table-cell table:number-columns-repeated="4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0:47.114246620</meta:creation-date>
    <dc:date>2025-03-03T18:30:04.198205136</dc:date>
    <meta:editing-duration>PT19M27S</meta:editing-duration>
    <meta:editing-cycles>1</meta:editing-cycles>
    <meta:document-statistic meta:table-count="1" meta:cell-count="109" meta:object-count="0"/>
    <meta:generator>LibreOffice/24.8.4.2$Linux_X86_64 LibreOffice_project/3e97788786b20d724e2ed0ea7a111abce73cab63</meta:generator>
  </office:meta>
</office:document-meta>
</file>